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P1" style:family="paragraph" style:parent-style-name="MyStyle1">
      <style:text-properties style:font-name="Courier New" fo:font-size="15pt" fo:font-weight="bold" officeooo:paragraph-rsid="001dca08" style:font-size-asian="15pt" style:font-weight-asian="bold" style:font-size-complex="15pt" style:font-weight-complex="bold"/>
    </style:style>
    <style:style style:name="T1" style:family="text">
      <style:text-properties officeooo:rsid="001dca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yStyle1"><text:span text:style-name="T1">h</text:span>i</text:p>
      <text:p text:style-name="P1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PMingLiU" svg:font-family="PMingLi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PMingLiU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JhengHei" style:font-family-asian="'Microsoft Jheng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yStyle1" style:family="paragraph" style:parent-style-name="Standard">
      <style:paragraph-properties style:writing-mode="page"/>
      <style:text-properties style:font-name="Microsoft Sans Serif" fo:font-family="'Microsoft Sans Serif'" style:font-style-name="Regular" style:font-family-generic="swiss" style:font-pitch="variable" fo:font-size="18pt" officeooo:rsid="001dca08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13:32:05.637000000</meta:creation-date>
    <dc:date>2016-07-15T13:34:25.004000000</dc:date>
    <meta:editing-duration>PT2M20S</meta:editing-duration>
    <meta:editing-cycles>1</meta:editing-cycles>
    <meta:document-statistic meta:table-count="0" meta:image-count="0" meta:object-count="0" meta:page-count="1" meta:paragraph-count="2" meta:word-count="2" meta:character-count="4" meta:non-whitespace-character-count="4"/>
    <meta:generator>LibreOffice/5.1.0.3$Windows_x86 LibreOffice_project/5e3e00a007d9b3b6efb6797a8b8e57b51ab1f737</meta:generator>
  </office:meta>
</office:document-meta>
</file>